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63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 1 </text:p>
          </table:table-cell>
          <table:table-cell office:value-type="string" calcext:value-type="string">
            <text:p>ENC 2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2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tor1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tor1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tor1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tor2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l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tor2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otor2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l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d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1-21T12:09:46.295633882</dc:date>
    <dc:creator>Raniero Albanesi</dc:creator>
    <meta:editing-duration>PT29M12S</meta:editing-duration>
    <meta:editing-cycles>1</meta:editing-cycles>
    <meta:document-statistic meta:table-count="1" meta:cell-count="45" meta:object-count="0"/>
    <meta:generator>LibreOffice/5.1.6.2$Linux_x86 LibreOffice_project/10m0$Build-2</meta:generator>
  </office:meta>
</office:document-meta>
</file>